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with gamma=0.95, ratio of confidence intervals with known variance and unknown varianc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L'/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TINV(2*(1-0.995);[.A3]-1)/NORMINV((1+0.99)/2;0;1)" office:value-type="float" office:value="24.7131054356619" calcext:value-type="float">
            <text:p>24.71310543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TINV(2*(1-0.995);[.A4]-1)/NORMINV((1+0.99)/2;0;1)" office:value-type="float" office:value="3.85306712181748" calcext:value-type="float">
            <text:p>3.85306712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TINV(2*(1-0.995);[.A5]-1)/NORMINV((1+0.99)/2;0;1)" office:value-type="float" office:value="2.26758399777731" calcext:value-type="float">
            <text:p>2.26758399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TINV(2*(1-0.995);[.A6]-1)/NORMINV((1+0.99)/2;0;1)" office:value-type="float" office:value="1.78742235170887" calcext:value-type="float">
            <text:p>1.78742235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TINV(2*(1-0.995);[.A7]-1)/NORMINV((1+0.99)/2;0;1)" office:value-type="float" office:value="1.56537662569482" calcext:value-type="float">
            <text:p>1.56537662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TINV(2*(1-0.995);[.A8]-1)/NORMINV((1+0.99)/2;0;1)" office:value-type="float" office:value="1.43931432731851" calcext:value-type="float">
            <text:p>1.43931432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TINV(2*(1-0.995);[.A9]-1)/NORMINV((1+0.99)/2;0;1)" office:value-type="float" office:value="1.35858509433409" calcext:value-type="float">
            <text:p>1.35858509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TINV(2*(1-0.995);[.A10]-1)/NORMINV((1+0.99)/2;0;1)" office:value-type="float" office:value="1.30264351240606" calcext:value-type="float">
            <text:p>1.30264351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TINV(2*(1-0.995);[.A11]-1)/NORMINV((1+0.99)/2;0;1)" office:value-type="float" office:value="1.26166572339037" calcext:value-type="float">
            <text:p>1.26166572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TINV(2*(1-0.995);[.A12]-1)/NORMINV((1+0.99)/2;0;1)" office:value-type="float" office:value="1.23038924522305" calcext:value-type="float">
            <text:p>1.23038924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TINV(2*(1-0.995);[.A13]-1)/NORMINV((1+0.99)/2;0;1)" office:value-type="float" office:value="1.20575012919536" calcext:value-type="float">
            <text:p>1.20575012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TINV(2*(1-0.995);[.A14]-1)/NORMINV((1+0.99)/2;0;1)" office:value-type="float" office:value="1.18584705329055" calcext:value-type="float">
            <text:p>1.18584705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TINV(2*(1-0.995);[.A15]-1)/NORMINV((1+0.99)/2;0;1)" office:value-type="float" office:value="1.16943923052912" calcext:value-type="float">
            <text:p>1.16943923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TINV(2*(1-0.995);[.A16]-1)/NORMINV((1+0.99)/2;0;1)" office:value-type="float" office:value="1.15568323190882" calcext:value-type="float">
            <text:p>1.15568323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TINV(2*(1-0.995);[.A17]-1)/NORMINV((1+0.99)/2;0;1)" office:value-type="float" office:value="1.14398608611811" calcext:value-type="float">
            <text:p>1.14398608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TINV(2*(1-0.995);[.A18]-1)/NORMINV((1+0.99)/2;0;1)" office:value-type="float" office:value="1.13391893570002" calcext:value-type="float">
            <text:p>1.13391893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TINV(2*(1-0.995);[.A19]-1)/NORMINV((1+0.99)/2;0;1)" office:value-type="float" office:value="1.1251640454918" calcext:value-type="float">
            <text:p>1.12516404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TINV(2*(1-0.995);[.A20]-1)/NORMINV((1+0.99)/2;0;1)" office:value-type="float" office:value="1.11748106474788" calcext:value-type="float">
            <text:p>1.11748106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TINV(2*(1-0.995);[.A21]-1)/NORMINV((1+0.99)/2;0;1)" office:value-type="float" office:value="1.11068485886206" calcext:value-type="float">
            <text:p>1.110684858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fees Nastaleeq" style:font-family-complex="'Nafees Nastaleeq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6:39:50.449110078</meta:creation-date>
    <dc:date>2018-10-30T10:46:45.238202945</dc:date>
    <meta:editing-duration>PT9M49S</meta:editing-duration>
    <meta:editing-cycles>1</meta:editing-cycles>
    <meta:generator>LibreOffice/4.2.8.2$Linux_x86 LibreOffice_project/420m0$Build-2</meta:generator>
    <meta:document-statistic meta:table-count="1" meta:cell-count="45" meta:object-count="0"/>
  </office:meta>
</office:document-meta>
</file>